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shadow="none"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14"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15" style:family="paragraph" style:parent-style-name="Standard">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16" style:family="paragraph" style:parent-style-name="Standard">
      <style:paragraph-properties fo:margin-top="0in" fo:margin-bottom="0.0835in" style:text-autospace="non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10"/>
    <style:style style:name="P24" style:family="paragraph" style:parent-style-name="Standard" style:list-style-name="L11">
      <style:text-properties style:font-name="Times New Roman" fo:font-size="12pt" style:font-size-asian="12pt" style:font-size-complex="12pt"/>
    </style:style>
    <style:style style:name="P25" style:family="paragraph" style:parent-style-name="Standard" style:list-style-name="L12"/>
    <style:style style:name="P26"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36" style:family="paragraph" style:parent-style-name="Standard" style:list-style-name="L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37"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Heading_20_1" style:master-page-name="First_20_Page">
      <style:paragraph-properties style:page-number="auto"/>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 style:font-size-asian="12pt" style:font-name-complex="Helvetica" style:font-size-complex="12pt"/>
    </style:style>
    <style:style style:name="T6" style:family="text">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T7" style:family="text">
      <style:text-properties style:use-window-font-color="true" style:font-name-asian="Helvetica" style:font-name-complex="Helvetica"/>
    </style:style>
    <style:style style:name="T8" style:family="text">
      <style:text-properties style:use-window-font-color="true" fo:font-style="italic" style:font-name-asian="Helvetica" style:font-style-asian="italic" style:font-name-complex="Helvetica" style:font-style-complex="italic"/>
    </style:style>
    <style:style style:name="T9" style:family="text">
      <style:text-properties style:use-window-font-color="true" fo:font-style="normal" style:font-name-asian="Helvetica" style:font-style-asian="normal" style:font-name-complex="Helvetica" style:font-style-complex="normal"/>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color="#0013a9"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fo:color="#274fad" style:font-name="Times New Roman" fo:font-size="12pt" style:font-name-asian="Helvetica" style:font-size-asian="12pt" style:font-name-complex="Helvetica"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275569056" text:id="ct275569056">
          <text:insertion>
            <office:change-info>
              <dc:creator>Bob Jacobsen</dc:creator>
              <dc:date>2012-11-15T01:15:00</dc:date>
            </office:change-info>
          </text:insertion>
        </text:changed-region>
        <text:changed-region xml:id="ct168006656" text:id="ct168006656">
          <text:insertion>
            <office:change-info>
              <dc:creator>Bob Jacobsen</dc:creator>
              <dc:date>2012-11-15T01:15:00</dc:date>
            </office:change-info>
          </text:insertion>
        </text:changed-region>
        <text:changed-region xml:id="ct371647056" text:id="ct371647056">
          <text:insertion>
            <office:change-info>
              <dc:creator>Bob Jacobsen</dc:creator>
              <dc:date>2012-11-15T01:16:00</dc:date>
            </office:change-info>
          </text:insertion>
        </text:changed-region>
        <text:changed-region xml:id="ct371781840" text:id="ct371781840">
          <text:insertion>
            <office:change-info>
              <dc:creator>Bob Jacobsen</dc:creator>
              <dc:date>2012-11-15T01:17:00</dc:date>
            </office:change-info>
          </text:insertion>
        </text:changed-region>
        <text:changed-region xml:id="ct85134384" text:id="ct85134384">
          <text:insertion>
            <office:change-info>
              <dc:creator>Bob Jacobsen</dc:creator>
              <dc:date>2012-11-15T01:17:00</dc:date>
            </office:change-info>
          </text:insertion>
        </text:changed-region>
        <text:changed-region xml:id="ct504474464" text:id="ct504474464">
          <text:deletion>
            <office:change-info>
              <dc:creator>Bob Jacobsen</dc:creator>
              <dc:date>2012-11-15T01:17:00</dc:date>
            </office:change-info>
            <text:h text:style-name="Heading_20_1" text:outline-level="1">Annotations to the Standard</text:h>
          </text:deletion>
        </text:changed-region>
        <text:changed-region xml:id="ct807513472" text:id="ct807513472">
          <text:insertion>
            <office:change-info>
              <dc:creator>Bob Jacobsen</dc:creator>
              <dc:date>2012-11-15T01:17:00</dc:date>
            </office:change-info>
          </text:insertion>
        </text:changed-region>
        <text:changed-region xml:id="ct807482848" text:id="ct807482848">
          <text:insertion>
            <office:change-info>
              <dc:creator>Bob Jacobsen</dc:creator>
              <dc:date>2012-11-15T01:18:00</dc:date>
            </office:change-info>
          </text:insertion>
        </text:changed-region>
        <text:changed-region xml:id="ct457217680" text:id="ct457217680">
          <text:insertion>
            <office:change-info>
              <dc:creator>Bob Jacobsen</dc:creator>
              <dc:date>2013-03-21T09:58:00</dc:date>
            </office:change-info>
          </text:insertion>
        </text:changed-region>
        <text:changed-region xml:id="ct301701664" text:id="ct301701664">
          <text:insertion>
            <office:change-info>
              <dc:creator>Bob Jacobsen</dc:creator>
              <dc:date>2013-03-21T09:58:00</dc:date>
            </office:change-info>
          </text:insertion>
        </text:changed-region>
        <text:changed-region xml:id="ct301480496" text:id="ct301480496">
          <text:insertion>
            <office:change-info>
              <dc:creator>Bob Jacobsen</dc:creator>
              <dc:date>2013-03-21T09:58:00</dc:date>
            </office:change-info>
          </text:insertion>
        </text:changed-region>
        <text:changed-region xml:id="ct301910320" text:id="ct301910320">
          <text:deletion>
            <office:change-info>
              <dc:creator>Bob Jacobsen</dc:creator>
              <dc:date>2013-03-21T09:59:00</dc:date>
            </office:change-info>
            <text:h text:style-name="Heading_20_1" text:outline-level="1">Section Title</text:h>
          </text:deletion>
        </text:changed-region>
        <text:changed-region xml:id="ct301910416" text:id="ct301910416">
          <text:insertion>
            <office:change-info>
              <dc:creator>Bob Jacobsen</dc:creator>
              <dc:date>2013-03-21T09:59:00</dc:date>
            </office:change-info>
          </text:insertion>
        </text:changed-region>
        <text:changed-region xml:id="ct300960528" text:id="ct30096052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949299150376464988"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462521840" text:id="ct46252184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change-start text:change-id="ct275569056"/></text:h>
      <text:p text:style-name="Standard"><text:change-end text:change-id="ct275569056"/>This working note covers the Traction Protocol, the way that OpenLCB handles moving objects such as locomotives, engines, and other rolling stock.</text:p>
      <text:p text:style-name="Standard"><text:change-start text:change-id="ct168006656"/>A <text:change-end text:change-id="ct168006656"/><text:change-start text:change-id="ct371647056"/>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371647056"/><text:change-start text:change-id="ct371781840"/>One or more Working Notes form the basic for the next step, which is one or more Standard/TechNote pairs.<text:change-end text:change-id="ct371781840"/></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808908742493414650" text:style-name="L2">
        <text:list-item>
          <text:p text:style-name="P18">“Legacy Throttles” refers to throttles designed for use with extant DCC systems, e.g. a Digitrax DT402 or Lenz LH100.</text:p>
        </text:list-item>
        <text:list-item>
          <text:p text:style-name="P18">“Full-Featured Throttles” refers to full-featured native OpenLCB throttles with multi-line color screens and effectively unlimited processing power, e.g. a software throttle implemented on an iPad.</text:p>
        </text:list-item>
        <text:list-item>
          <text:p text:style-name="P1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3">“Consisting”: The running of multiple items together, e.g. three coupled engines, each with their own NodeID or DCC address, as a single locomotive. DCC systems provide this now in various ways and with various names.</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text:soft-page-break/>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change-start text:change-id="ct85134384"/></text:p>
      <text:h text:style-name="Heading_20_1" text:outline-level="1">Specified Sections<text:change-end text:change-id="ct85134384"/><text:change text:change-id="ct504474464"/><text:change-start text:change-id="ct807513472"/></text:h>
      <text:p text:style-name="Standard"><text:change-end text:change-id="ct807513472"/><text:change-start text:change-id="ct807482848"/>This is the usual section organization for a Technical Note, to accumulate the Standard and Technical Note content in its eventual order.<text:change-end text:change-id="ct80748284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8918172572965828047" text:style-name="L3">
        <text:list-item>
          <text:p text:style-name="P19">Message Transfer Protocol</text:p>
        </text:list-item>
        <text:list-item>
          <text:p text:style-name="P19">Event Transfer Protocol</text:p>
        </text:list-item>
        <text:list-item>
          <text:p text:style-name="P19">Memory Configuration Protocol (optional?) and Datagram Protocol it depends on</text:p>
        </text:list-item>
        <text:list-item>
          <text:p text:style-name="P19">CDI</text:p>
        </text:list-item>
        <text:list-item>
          <text:p text:style-name="P19">SNII and/or ACDI?</text:p>
        </text:list-item>
      </text:list>
      <text:p text:style-name="Standard">Float-16 is the half-precision numeric format defined by IEEE 754-2008. It's available in the GNU tool chain via the -mfp16-format=ieee flag and __fp16 type.<text:change-start text:change-id="ct457217680"/></text:p>
      <text:h text:style-name="Heading_20_2" text:outline-level="2"><text:soft-page-break/>Message Formats<text:change-end text:change-id="ct457217680"/></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2">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20</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Configure Proxy Reply</text:p>
          </table:table-cell>
          <table:table-cell table:style-name="Table2.A2" table:number-rows-spanned="2" office:value-type="string">
            <text:p text:style-name="Standard">0x20</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soft-page-break/>The Query Function Reply is in the format of the Set Function message, with a different MTI and the query bit set.</text:p>
      <text:p text:style-name="Standard">Attach reply code: <text:s/>Zero or not present means OK</text:p>
      <text:p text:style-name="Standard">Detach reply code: Zero or not present means OK</text:p>
      <text:p text:style-name="Standard">Do we want to return the number of attached nodes/DCC addresses? </text:p>
      <text:p text:style-name="Standard">Error codes need to be defined.</text:p>
      <text:list xml:id="list3403849758865737286" text:style-name="L4">
        <text:list-item>
          <text:p text:style-name="P20">Allocation Failed, temporary (try again) handles race conditions <text:span text:style-name="T1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0">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0">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p text:style-name="Standard"/>
      <text:h text:style-name="Heading_20_2" text:outline-level="2"><text:change-start text:change-id="ct301701664"/><text:soft-page-break/>States<text:change-end text:change-id="ct301701664"/></text:h>
      <text:p text:style-name="Standard">Full OpenLCB nodes:</text:p>
      <text:list xml:id="list1209318617210352737" text:style-name="L21">
        <text:list-item>
          <text:p text:style-name="P33">Set Speed – The speed set by a throttle, the content of the most recent “set speed” instruction</text:p>
        </text:list-item>
        <text:list-item>
          <text:p text:style-name="P33">Commanded Speed – the current speed that is intended. <text:s/>This may lag behind the set speed intentionally due to momentum settings, etc.</text:p>
        </text:list-item>
        <text:list-item>
          <text:p text:style-name="P33">Current Speed – a physical state, the speed at which the object is currently moving</text:p>
        </text:list-item>
      </text:list>
      <text:p text:style-name="Standard">Emergency stop is not a state.</text:p>
      <text:p text:style-name="Standard">Proxy Node States:</text:p>
      <text:list xml:id="list7690470955218215957" text:style-name="L5">
        <text:list-item>
          <text:p text:style-name="P21">Idle – not reserved and has neither nodes nor legacy addresses attached</text:p>
        </text:list-item>
        <text:list-item>
          <text:p text:style-name="P21">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text:soft-page-break/>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3">“Function Definition Information”, similar in intent to Configu</text:span>ration Definition Information (CDI) is stored in XML format in address space 0xFA to provide user-oriented context. That includes:</text:p>
      <text:list xml:id="list4982753336308475919" text:style-name="L6">
        <text:list-item>
          <text:p text:style-name="P22">Memory layout of the function values, allowing for multiple data types from binary (one and off for lights) through integer values (for e.g. sound intensities) and strings (sign displays?).</text:p>
        </text:list-item>
        <text:list-item>
          <text:p text:style-name="P22">Function naming, so that a throttle can display useful names to the user such as "Bell", "Coupler Clank" and "Master Volume". This includes internationalization of those labels.</text:p>
        </text:list-item>
      </text:list>
      <text:p text:style-name="Standard">What else ne<text:span text:style-name="T13">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2">Survey of existing function names</text:span></text:a><text:span text:style-name="T5">).</text:span><text:change-start text:change-id="ct301480496"/></text:p>
      <text:h text:style-name="Heading_20_2" text:outline-level="2"><text:soft-page-break/>Interactions</text:h>
      <text:h text:style-name="Heading_20_3" text:outline-level="3"><text:change-end text:change-id="ct301480496"/>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Standard"><text:span text:style-name="T13">Function values are stored in the 0xF9 memory space. They are written using the memory configuration protocol or using the Set Function instruction.</text:span></text:p>
      <text:h text:style-name="Heading_20_3" text:outline-level="3">Train Configuration</text:h>
      <text:p text:style-name="P13">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5">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5">One approach to standards in this area would be extend ACDI/SNIP. Those currently have a block for manufacturer identification, and a block for user identification. Those are both versioned. We could take (one of) several approaches:</text:p>
      <text:list xml:id="list6473272972313641697" text:style-name="L7">
        <text:list-item>
          <text:p text:style-name="P35">Extend them with a third block, only present when the node implements the train protocol (as seen in PIP). To allow later introduction of more types, this block would have some versioning/type information, but that's straightforward.</text:p>
        </text:list-item>
        <text:list-item>
          <text:p text:style-name="P35">Create a version 2 of the user block, which holds additional data. (This would be using 2 as a format identifier, rather than a version number; that might make versioning complicated)</text:p>
        </text:list-item>
      </text:list>
      <text:p text:style-name="P16"><text:span text:style-name="T5">Suitable content for a (first version of) this might be (from [ </text:span><text:a xlink:type="simple" xlink:href="http://jmri.org/JavaDoc/doc/jmri/jmrit/roster/RosterEntry.html"><text:span text:style-name="T14">http://jmri.org/JavaDoc/doc/jmri/jmrit/roster/RosterEntry.html</text:span></text:a><text:span text:style-name="T5"> JMRI roster], see also similar concepts in [rocrail.net RocRail]):</text:span></text:p>
      <text:list xml:id="list7320078039934943624" text:style-name="L8">
        <text:list-item>
          <text:p text:style-name="P36">Road Name</text:p>
        </text:list-item>
        <text:list-item>
          <text:p text:style-name="P36">Road Number</text:p>
        </text:list-item>
      </text:list>
      <text:p text:style-name="P15">(Manufacturer, model, owner description, comments, etc are already present in ACDI/SNI)</text:p>
      <text:p text:style-name="P15">For DCC locomotives, more terms might be desired:</text:p>
      <text:list xml:id="list3844436587178579735" text:style-name="L9">
        <text:list-item>
          <text:p text:style-name="P37">DCC Address</text:p>
        </text:list-item>
        <text:list-item>
          <text:p text:style-name="P37">Decoder Type (Manufacturer, model)</text:p>
        </text:list-item>
      </text:list>
      <text:p text:style-name="P14"/>
      <text:h text:style-name="Heading_20_3" text:outline-level="3">Train Identification</text:h>
      <text:p text:style-name="Standard">OpenLCB Train nodes use:</text:p>
      <text:list xml:id="list5786680858407561006" text:style-name="L10">
        <text:list-item>
          <text:p text:style-name="P23"><text:soft-page-break/>The Event Transport protocol to locate Train nodes</text:p>
        </text:list-item>
        <text:list-item>
          <text:p text:style-name="P23">PIP for enquiry about the support</text:p>
        </text:list-item>
        <text:list-item>
          <text:p text:style-name="P23">SNII and/or Memory configuration, CDI &amp; ACDI <text:s/>for identification of a specific train node.</text:p>
        </text:list-item>
      </text:list>
      <text:p text:style-name="P11">Trains are OpenLCB nodes just like any other. As such, they can take part in protocols such as Node Verification and Simple Node Information which allows other nodes to learn about them.</text:p>
      <text:p text:style-name="P11">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1">The train acquisition process simplifies locating desired train nodes so that small hand-held throttle nodes can efficiently take part. It does this using several approaches, which can be used as needed by throttles:</text:p>
      <text:list xml:id="list1739819675353930238" text:style-name="L11">
        <text:list-item>
          <text:p text:style-name="P24">Events are used to announce the existence and status of Train nodes</text:p>
        </text:list-item>
        <text:list-item>
          <text:p text:style-name="P24">Train nodes will generally implement the Simple Node Information protocol so that throttles can get basic, user-readable identification from them</text:p>
        </text:list-item>
        <text:list-item>
          <text:p text:style-name="P24">A search protocol is (being) defined to make it possible to locate individual Train nodes without having to read information from all of them</text:p>
        </text:list-item>
      </text:list>
      <text:p text:style-name="P11">So that other nodes can find them, Train nodes must produce the well-known reserved event 01.01.00.00.00.00.03.03. This means they must sent that event in a Producer/Consumer Event Report message when they power up, and reply to requests for producers of that event. They must also produce the reserved event 01.01.00.00.00.00.03.04 if they are not allocated to a physical train (e.g. an unused proxy Train node), or 01.01.00.00.00.00.03.05 if they are allocated to a train (e.g. a real Train node or proxy Train node that is in use). <text:s/>(Both show up; only one is valid at a time)</text:p>
      <text:p text:style-name="P11">For the special case of nodes that implement connections to legacy equipment (proxies), specific addresses have been assigned. For example, nodes that implement communications to DCC decoders must be available at the well-known node ID 6.1.0.(CS number).(address), where address is the long or short NMRA DCC address for a decoder. (Nodes that communicate with a particular decoder may also appear at other node addresses, if desired)</text:p>
      <text:p text:style-name="P11">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needs to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4">here</text:span></text:a><text:span text:style-name="T5"> in pdf format and </text:span><text:a xlink:type="simple" xlink:href="http://www.mustangpeak.net/SearchProtocol.otd"><text:span text:style-name="T14">here</text:span></text:a><text:span text:style-name="T5"> in OpenOffice Writer.</text:span></text:p>
      <text:p text:style-name="P11">Trains are OpenLCB nodes just like any other. As such, they can take part in protocols such as Node Verification and Simple Node Information which allows other nodes to learn about them.</text:p>
      <text:p text:style-name="P11"><text:soft-page-break/>This is necessary because the train operator doesn't want to pick up a throttle and enter "06.011.00.02.1F.2D" (a node ID), or even "110 Long" (a DCC address), but rather just pick the desired locomotive from a list of those available. (Throttle should still allow the operator to directly enter the address, when that's what the operator wants to do.)</text:p>
      <text:p text:style-name="P11">The Train Acquisition Protocol simplifies this process so that small hand-held throttle nodes can efficiently take part.</text:p>
      <text:p text:style-name="P11">The protocol uses three well-known event IDs:</text:p>
      <text:p text:style-name="P11">01.01.00.00.00.00.03.03 (isTrain) This node is a Train (or Train Proxy)</text:p>
      <text:p text:style-name="P11">01.01.00.00.00.00.03.04 (isIdleProxy) This node is an idle Train Proxy, not associated with a Train</text:p>
      <text:p text:style-name="P11">01.01.00.00.00.00.03.05 (isInUseProxy) This node is an in-use Train or Train Proxy</text:p>
      <text:p text:style-name="P11">(The last two are specific to proxy-based implementations, here for completeness; see e.g. the DCC page for more info)</text:p>
      <text:p text:style-name="P11">All Train nodes produce the isTrain event. That means they announce it when they first come up, respond to EventProduced requests for it, and list it when replying to IdentifyEvent messages.</text:p>
      <text:p text:style-name="P14">An EventProduced request will therefore find all the train nodes on the OpenLCB, and further protocols can be used to get additional information on the individual Train nodes it locates.</text:p>
      <text:h text:style-name="Heading_20_1" text:outline-level="1"><text:change text:change-id="ct301910320"/><text:change-start text:change-id="ct301910416"/>Background Information<text:change-end text:change-id="ct301910416"/></text:h>
      <text:h text:style-name="Heading_20_2" text:outline-level="2"><text:change text:change-id="ct300960528"/>Proxies</text:h>
      <text:h text:style-name="Heading_20_3" text:outline-level="3">Lifecycle &amp; Location</text:h>
      <text:p text:style-name="Standard">Each proxy has a lifecycle:</text:p>
      <text:list xml:id="list2479170418425140388" text:style-name="L12">
        <text:list-item>
          <text:p text:style-name="P25">It is created. <text:s/>This might be when a physical node (the proxy or a physical node hosting a number of proxies within it) comes up, or it might be produced as needed.</text:p>
        </text:list-item>
        <text:list-item>
          <text:p text:style-name="P25">A node reserves it. <text:s/>This ensures that only one node does the configuration of the proxy.</text:p>
        </text:list-item>
        <text:list-item>
          <text:p text:style-name="P25">The reserving node attaches one or more DCC addresses or Node IDs to the proxy. These are the items that the proxy will operate.</text:p>
        </text:list-item>
        <text:list-item>
          <text:p text:style-name="P25">The reserving node releases the proxy node.</text:p>
        </text:list-item>
        <text:list-item>
          <text:p text:style-name="P25">The proxy is used to operate the equipment at that attached address(es). (Although this is optional, it's the whole point of having the proxy)</text:p>
        </text:list-item>
        <text:list-item>
          <text:p text:style-name="P25">A node reserves it, to ensure it's the only node changing the configuration.</text:p>
        </text:list-item>
        <text:list-item>
          <text:p text:style-name="P25">The reserving node deallocate the addresses from it. <text:s/></text:p>
        </text:list-item>
        <text:list-item>
          <text:p text:style-name="P25">The reserving node releases the proxy node. When/if the last address and Node ID have been deallocated, the proxy is now idle.</text:p>
        </text:list-item>
        <text:list-item>
          <text:p text:style-name="P25">(Items 2 through 8 are a loop, and can happen multiple times)</text:p>
        </text:list-item>
        <text:list-item>
          <text:p text:style-name="P25"><text:soft-page-break/>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isTrain) is sufficient to begin communicating with it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h text:style-name="Heading_20_3" text:outline-level="3">Collisions During Allocation</text:h>
      <text:p text:style-name="Standard">You have to check the reply code and try again. That might mean inquiring for a new proxy idle proxy.</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98592229784710627" text:style-name="L18">
        <text:list-item>
          <text:p text:style-name="P31">OpenLCB</text:p>
        </text:list-item>
        <text:list-item>
          <text:p text:style-name="P31">DC</text:p>
          <text:list>
            <text:list-item>
              <text:p text:style-name="P31">With or without extensions for high-frequency constant lighting</text:p>
            </text:list-item>
            <text:list-item>
              <text:p text:style-name="P31">With or without extensions for three-rail control (eliminates need for reversing loops)</text:p>
            </text:list-item>
          </text:list>
        </text:list-item>
        <text:list-item>
          <text:p text:style-name="P31">DCC</text:p>
        </text:list-item>
        <text:list-item>
          <text:p text:style-name="P31">Märklin Digital (old and new)</text:p>
        </text:list-item>
        <text:list-item>
          <text:p text:style-name="P31">Märklin DELTA (is this a subset of Märklin Digital, or something different?)</text:p>
        </text:list-item>
        <text:list-item>
          <text:p text:style-name="P31"><text:soft-page-break/>Märklin Digital (2004 w/ESU)</text:p>
        </text:list-item>
        <text:list-item>
          <text:p text:style-name="P31">Selectrix</text:p>
        </text:list-item>
        <text:list-item>
          <text:p text:style-name="P31">MTH DCS</text:p>
        </text:list-item>
        <text:list-item>
          <text:p text:style-name="P31">Lionel LCS/TMCC</text:p>
        </text:list-item>
        <text:list-item>
          <text:p text:style-name="P31">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Consisting</text:h>
      <text:p text:style-name="Standard">Consisting is a process familiar to model railroaders, who use it for many purposes:</text:p>
      <text:list xml:id="list3470553046151340748" text:style-name="L15">
        <text:list-item>
          <text:p text:style-name="P29">Run multiple diesel engines together as a model MU</text:p>
        </text:list-item>
        <text:list-item>
          <text:p text:style-name="P29">Run helper locomotives together due to a shortage of (real) engineers</text:p>
        </text:list-item>
        <text:list-item>
          <text:p text:style-name="P29">Connect multiple pieces of rolling stock (passenger cars, cabooses) together to make it easier to control sound and lighting effects</text:p>
        </text:list-item>
        <text:list-item>
          <text:p text:style-name="P29">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A new protocol is going to have to be created for the set-up and tear-down of consists. It will certainly interact with the (Traction) Reservation protocol, and they may best be defined together. This will assign a new node to handle the consist (either creating it from scratch, or assigning it out of a pre-existing pool), then inform that node of which OpenLCB Train nodes it will be controlling and what their roles are.</text:p>
      <text:p text:style-name="Standard">Once the consisting node has been initialized, it will handle the individual parts of the Traction Protocol series:</text:p>
      <text:list xml:id="list517114064308412058" text:style-name="L20">
        <text:list-item>
          <text:p text:style-name="P3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2">Function Control - Although the setup process may be able to map or reassign functions in the consist-member nodes, in the end this protocol is just a pass-through of the memory configuration options</text:p>
        </text:list-item>
        <text:list-item>
          <text:p text:style-name="P32"><text:soft-page-break/>Train Configuration - except for very limited configuration of the consist itself, the consist does not take part in any configuration operations. Those will go directly to the nodes that control the individual pieces of the consist. (CDI for the consist node is going to require careful definition)</text:p>
        </text:list-item>
        <text:list-item>
          <text:p text:style-name="P32">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Proxy can handle multiple node IDs (and/or DCC addresses), which allows implementation of consisting. <text:s/>Speed/direction just passes through; speed matching is automatic due to the use of scale meters/second for units. <text:s/></text:p>
      <text:p text:style-name="Text_20_body">It's up to the proxy how to handle pass-through of functions. <text:s/>(Do we need to have a way to specify which of the included nodes IDs (and/or DCC addresses) are special, e.g. front or rear locomotive, in the setup?)</text:p>
      <text:p text:style-name="Text_20_body">It's up to the proxy how to handle pass-through of configuration read and/or writes. <text:s/>Probably just don't allow them, or allow them only for configuration of the consist itself (e.g. how to do certain pass throughs)</text:p>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text:p>
      <text:p text:style-name="Standard">The use of meters per second is somewhat arbitrary, and reflects standard velocity units used throughout the metric-speaking world. By standardizing on m/s, we avoid any future unit conversion issues.</text:p>
      <text:p text:style-name="P11"><text:span text:style-name="T7">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Standard"><text:soft-page-break/><text:span text:style-name="T6">The alternative possibilities considered to date a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span></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ther of them. A mixture of memory configuration and CDI should do just fine. It just means that we need to find a way to include clueing information for the throttles on e.g. what to present.</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740749501994454991" text:style-name="L22">
        <text:list-item>
          <text:p text:style-name="P34">Memory layout of the function values, allowing for multiple data types from binary (one and off for lights) through integer values (for e.g. sound intensities) and strings (sign displays?).</text:p>
        </text:list-item>
        <text:list-item>
          <text:p text:style-name="P3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p text:style-name="Standard"/>
      <text:p text:style-name="Standard"/>
      <text:p text:style-name="Standard"><text:soft-page-break/>"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text:span text:style-name="T13">operating and configuring their locomotives as separate things. (Though e.g. "Master Volume" can cross the line)</text:span></text:p>
      <text:p text:style-name="P13">This doesn't mean that we can't use the same protocol for all other of them. A mixture of memory configuration and CDI should do just fine. It just means that we need to find a way to include clueing information for the throttles on e.g. what to present.</text:p>
      <text:h text:style-name="Heading_20_3" text:outline-level="3">Outputs vs Functions</text:h>
      <text:p text:style-name="P11">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3">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text:soft-page-break/>Suitable content for a (first version of) this might be (from [ http://jmri.org/JavaDoc/doc/jmri/jmrit/roster/RosterEntry.html JMRI roster], see also similar concepts in [rocrail.net RocRail]):</text:p>
      <text:list xml:id="list7828333615476094395" text:style-name="L17">
        <text:list-item>
          <text:p text:style-name="P30">Road Name</text:p>
        </text:list-item>
        <text:list-item>
          <text:p text:style-name="P30">Road Number</text:p>
        </text:list-item>
        <text:list-item>
          <text:p text:style-name="P30">(Manufacturer, model, owner description, comments, etc are already present in ACDI/SNI)</text:p>
        </text:list-item>
        <text:list-item>
          <text:p text:style-name="P30">For DCC locomotives, more terms might be desired:</text:p>
        </text:list-item>
        <text:list-item>
          <text:p text:style-name="P30">DCC Address</text:p>
        </text:list-item>
        <text:list-item>
          <text:p text:style-name="P30">Decoder Type (Manufacturer, model)</text:p>
        </text:list-item>
      </text:list>
      <text:h text:style-name="Heading_20_2" text:outline-level="2">How to find human-readable loco information</text:h>
      <text:p text:style-name="Standard">e.g. SNII for getting the name of a real loco, DCC loco</text:p>
      <text:h text:style-name="Heading_20_2" text:outline-level="2">Legacy Train Operations</text:h>
      <text:h text:style-name="Heading_20_3" text:outline-level="3">Configuration</text:h>
      <text:p text:style-name="Standard">For DCC trains, there are two parts:</text:p>
      <text:list xml:id="list1393999964949820803" text:style-name="L13">
        <text:list-item>
          <text:p text:style-name="P27">CV access (with the added complexity of indexed and double-indexed Cvs)</text:p>
        </text:list-item>
        <text:list-item>
          <text:p text:style-name="P2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text:soft-page-break/>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3" text:outline-level="3">Legacy Function Control</text:h>
      <text:p text:style-name="Standard">Many trains offer independent control of various special effects (FX, sometimes called "functions") such as lighting or sound. This command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text:soft-page-break/>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4678928408302357084" text:style-name="L14">
        <text:list-item>
          <text:p text:style-name="P28">Function Group One: 5 (F0-F4)</text:p>
        </text:list-item>
        <text:list-item>
          <text:p text:style-name="P28">Function Group Two: 8 (F5-F12)</text:p>
        </text:list-item>
        <text:list-item>
          <text:p text:style-name="P28">Binary State Control: 32767 (15bits) (note: different address space!)</text:p>
        </text:list-item>
        <text:list-item>
          <text:p text:style-name="P28">Feature Expansion Command 11110: 8 (F13-F20)</text:p>
        </text:list-item>
        <text:list-item>
          <text:p text:style-name="P28">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h text:style-name="Heading_20_3" text:outline-level="3">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Standard"/>
      <text:p text:style-name="Standard"><text:change-start text:change-id="ct462521840"/><text:soft-page-break/></text:p>
      <text:p text:style-name="P10"><text:change-end text:change-id="ct4625218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text:s/>1 Introduction<text:tab/>1</text:p>
          <text:p text:style-name="P39"><text:s/>1.1 Terminology<text:tab/>1</text:p>
          <text:p text:style-name="P39"><text:s/>1.2 Served Use Cases<text:tab/>2</text:p>
          <text:p text:style-name="P38"><text:s/>1.2.1 Train Operation<text:tab/>2</text:p>
          <text:p text:style-name="P38"><text:s/>1.2.2 Large Modular Layout<text:tab/>2</text:p>
          <text:p text:style-name="P38"><text:s/>1.2.3 Train on New Layout<text:tab/>2</text:p>
          <text:p text:style-name="P38"><text:s/>1.2.4 Legacy Train on New Layout<text:tab/>2</text:p>
          <text:p text:style-name="P39"><text:s/>1.3 Unserved Use Cases<text:tab/>3</text:p>
          <text:p text:style-name="P38"><text:s/>1.3.1 Multiple Independent Command Stations<text:tab/>3</text:p>
          <text:p text:style-name="P38"><text:s/>1.3.2 Improved Legacy Addressing<text:tab/>3</text:p>
          <text:p text:style-name="P38"><text:s/>1.3.3 Third-Party Communications<text:tab/>3</text:p>
          <text:p text:style-name="P40"><text:s/>2 Specified Sections<text:tab/>3</text:p>
          <text:p text:style-name="P39"><text:s/>2.1 Introduction<text:tab/>3</text:p>
          <text:p text:style-name="P39"><text:s/>2.2 Intended Use<text:tab/>3</text:p>
          <text:p text:style-name="P39"><text:s/>2.3 Reference and Context<text:tab/>3</text:p>
          <text:p text:style-name="P39"><text:s/>2.4 Message Formats<text:tab/>4</text:p>
          <text:p text:style-name="P38"><text:s/>2.4.1 Defined Event IDs<text:tab/>4</text:p>
          <text:p text:style-name="P38"><text:s/>2.4.2 Traction Control Command Message<text:tab/>4</text:p>
          <text:p text:style-name="P38"><text:s/>2.4.3 Traction Control Reply Message<text:tab/>5</text:p>
          <text:p text:style-name="P39"><text:s/>2.5 States<text:tab/>9</text:p>
          <text:p text:style-name="P39"><text:s/>2.6 Memory Spaces<text:tab/>9</text:p>
          <text:p text:style-name="P38"><text:s/>2.6.1 Configuration information<text:tab/>9</text:p>
          <text:p text:style-name="P38"><text:s/>2.6.2 CDI<text:tab/>9</text:p>
          <text:p text:style-name="P38"><text:s/>2.6.3 Function information 0xF9<text:tab/>9</text:p>
          <text:p text:style-name="P38"><text:s/>2.6.4 Function Definition Information FDI 0xFA<text:tab/>10</text:p>
          <text:p text:style-name="P39"><text:s/>2.7 Interactions<text:tab/>10</text:p>
          <text:p text:style-name="P38"><text:s/>2.7.1 Emergency Stop<text:tab/>10</text:p>
          <text:p text:style-name="P38"><text:s/>2.7.2 Function Operation<text:tab/>11</text:p>
          <text:p text:style-name="P38"><text:s/>2.7.3 Train Configuration<text:tab/>11</text:p>
          <text:p text:style-name="P38"><text:s/>2.7.4 Train Identification<text:tab/>11</text:p>
          <text:p text:style-name="P40"><text:s/>3 Background Information<text:tab/>13</text:p>
          <text:p text:style-name="P39"><text:s/>3.1 Proxies<text:tab/>13</text:p>
          <text:p text:style-name="P38"><text:s/>3.1.1 Lifecycle &amp; Location<text:tab/>13</text:p>
          <text:p text:style-name="P38"><text:s/>3.1.2 Collisions During Allocation<text:tab/>14</text:p>
          <text:p text:style-name="P38"><text:s/>3.1.3 Legacy Protocol Proxies<text:tab/>14</text:p>
          <text:p text:style-name="P39"><text:s/>3.2 Consisting<text:tab/>14</text:p>
          <text:p text:style-name="P39"><text:s/>3.3 Speed Control<text:tab/>16</text:p>
          <text:p text:style-name="P39"><text:s/>3.4 Function Control<text:tab/>16</text:p>
          <text:p text:style-name="P38"><text:s/>3.4.1 Outputs vs Functions<text:tab/>17</text:p>
          <text:p text:style-name="P39"><text:s/>3.5 Legacy Train Operations<text:tab/>17</text:p>
          <text:p text:style-name="P38"><text:s/>3.5.1 Configuration<text:tab/>17</text:p>
          <text:p text:style-name="P38"><text:s/>3.5.2 Legacy Function Control<text:tab/>17</text:p>
          <text:p text:style-name="P39"><text:s/>3.6 How to find human-readable loco information<text:tab/>18</text:p>
          <text:p text:style-name="P40"><text:s/>4 Wiki Text (to merge)<text:tab/>18</text:p>
          <text:p text:style-name="P39"><text:soft-page-break/><text:s/>4.1 Handling Legacy Systems<text:tab/>18</text:p>
          <text:p text:style-name="P38"><text:s/>4.1.1 Legacy Throttles and Throttle Busses<text:tab/>18</text:p>
          <text:p text:style-name="P39"><text:s/>4.2 DCC CV Programming<text:tab/>19</text:p>
          <text:p text:style-name="P39"><text:s/>4.3 Train Configuration<text:tab/>20</text:p>
          <text:p text:style-name="P38"><text:s/>4.3.1 DCC Considerations<text:tab/>20</text:p>
          <text:p text:style-name="P39"><text:s/>4.4 Function Control<text:tab/>21</text:p>
          <text:p text:style-name="P38"><text:s/>4.4.1 Function Storage and Description<text:tab/>21</text:p>
          <text:p text:style-name="P39"><text:s/>4.5 Speed Control<text:tab/>21</text:p>
          <text:p text:style-name="P38"><text:s/>4.5.1 Inquiring after a Train's Speed<text:tab/>22</text:p>
          <text:p text:style-name="P39"><text:s/>4.6 Train Discovery<text:tab/>23</text:p>
          <text:p text:style-name="P38"><text:s/>4.6.1 Common<text:tab/>23</text:p>
          <text:p text:style-name="P38"><text:s/>4.6.2 Rationale<text:tab/>2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75137136" text:id="ct375137136">
            <text:deletion>
              <office:change-info>
                <dc:creator>Bob Jacobsen</dc:creator>
                <dc:date>2013-02-15T12:47:00</dc:date>
              </office:change-info>
              <text:p text:style-name="MP1">-CAN </text:p>
            </text:deletion>
          </text:changed-region>
          <text:changed-region xml:id="ct374342848" text:id="ct374342848">
            <text:insertion>
              <office:change-info>
                <dc:creator>Bob Jacobsen</dc:creator>
                <dc:date>2013-02-15T12:47:00</dc:date>
              </office:change-info>
            </text:insertion>
          </text:changed-region>
          <text:changed-region xml:id="ct375187872" text:id="ct375187872">
            <text:deletion>
              <office:change-info>
                <dc:creator>Bob Jacobsen</dc:creator>
                <dc:date>2013-04-24T08:02:00</dc:date>
              </office:change-info>
              <text:p text:style-name="MP1">Praesent Gravida</text:p>
            </text:deletion>
          </text:changed-region>
          <text:changed-region xml:id="ct374342944" text:id="ct374342944">
            <text:insertion>
              <office:change-info>
                <dc:creator>Bob Jacobsen</dc:creator>
                <dc:date>2013-04-24T08:02:00</dc:date>
              </office:change-info>
            </text:insertion>
          </text:changed-region>
          <text:changed-region xml:id="ct371545712" text:id="ct371545712">
            <text:deletion>
              <office:change-info>
                <dc:creator>Bob Jacobsen</dc:creator>
                <dc:date>2013-02-15T12:47:00</dc:date>
              </office:change-info>
              <text:p text:style-name="MP1">Technical</text:p>
            </text:deletion>
          </text:changed-region>
          <text:changed-region xml:id="ct275568896" text:id="ct275568896">
            <text:insertion>
              <office:change-info>
                <dc:creator>Bob Jacobsen</dc:creator>
                <dc:date>2013-02-15T12:47:00</dc:date>
              </office:change-info>
            </text:insertion>
          </text:changed-region>
        </text:tracked-changes>
        <text:p text:style-name="MP1"><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75137136"/><text:change-start text:change-id="ct374342848"/> <text:change-end text:change-id="ct374342848"/><text:change text:change-id="ct375187872"/><text:change-start text:change-id="ct374342944"/>Traction Protocol<text:change-end text:change-id="ct374342944"/> <text:change text:change-id="ct371545712"/><text:change-start text:change-id="ct275568896"/>Working<text:change-end text:change-id="ct275568896"/> Note</text:p>
      </style:header>
      <style:footer>
        <text:tracked-changes>
          <text:changed-region xml:id="ct274960736" text:id="ct274960736">
            <text:deletion>
              <office:change-info>
                <dc:creator>Bob Jacobsen</dc:creator>
                <dc:date>2012-03-27T10:08:00</dc:date>
              </office:change-info>
              <text:p text:style-name="MP4"><text:span text:style-name="Page_20_Number"><text:span text:style-name="MT2">1</text:span></text:span></text:p>
            </text:deletion>
          </text:changed-region>
          <text:changed-region xml:id="ct352609824" text:id="ct352609824">
            <text:insertion>
              <office:change-info>
                <dc:creator>Bob Jacobsen</dc:creator>
                <dc:date>2013-01-27T11:48:00</dc:date>
              </office:change-info>
            </text:insertion>
          </text:changed-region>
          <text:changed-region xml:id="ct457732752" text:id="ct457732752">
            <text:deletion>
              <office:change-info>
                <dc:creator>Bob Jacobsen</dc:creator>
                <dc:date>2013-02-06T22:27:00</dc:date>
              </office:change-info>
              <text:p text:style-name="MP4"><text:span text:style-name="Page_20_Number"><text:span text:style-name="MT2"><text:date style:data-style-name="N116" text:date-value="2013-05-02T09:36:25">5/2/2013</text:date></text:span></text:span></text:p>
            </text:deletion>
          </text:changed-region>
          <text:changed-region xml:id="ct463191424" text:id="ct463191424">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274960736"/><text:change-start text:change-id="ct352609824"/><text:span text:style-name="Page_20_Number"><text:span text:style-name="MT2">3</text:span></text:span><text:change-end text:change-id="ct35260982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change text:change-id="ct457732752"/><text:change-start text:change-id="ct463191424"/><text:span text:style-name="Page_20_Number"><text:span text:style-name="MT2"><text:date style:data-style-name="N75" text:date-value="2013-05-02T09:36:25">May 2, 2013</text:date></text:span></text:span><text:change-end text:change-id="ct463191424"/></text:p>
      </style:footer>
    </style:master-page>
    <style:master-page style:name="First_20_Page" style:display-name="First Page" style:page-layout-name="Mpm2" style:next-style-name="Standard">
      <style:header>
        <text:tracked-changes>
          <text:changed-region xml:id="ct301946784" text:id="ct301946784">
            <text:insertion>
              <office:change-info>
                <dc:creator>Bob Jacobsen</dc:creator>
                <dc:date>2012-11-15T01:15:00</dc:date>
              </office:change-info>
            </text:insertion>
          </text:changed-region>
          <text:changed-region xml:id="ct505330224" text:id="ct505330224">
            <text:deletion>
              <office:change-info>
                <dc:creator>Bob Jacobsen</dc:creator>
                <dc:date>2012-11-15T01:15:00</dc:date>
              </office:change-info>
              <text:p text:style-name="MP7">Technical</text:p>
            </text:deletion>
          </text:changed-region>
          <text:changed-region xml:id="ct457288384" text:id="ct457288384">
            <text:deletion>
              <office:change-info>
                <dc:creator>Bob Jacobsen</dc:creator>
                <dc:date>2013-04-24T08:02:00</dc:date>
              </office:change-info>
              <text:p text:style-name="MP7">(title)</text:p>
            </text:deletion>
          </text:changed-region>
          <text:changed-region xml:id="ct462817152" text:id="ct462817152">
            <text:insertion>
              <office:change-info>
                <dc:creator>Bob Jacobsen</dc:creator>
                <dc:date>2013-04-24T08:0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01946784"/>Working<text:change-end text:change-id="ct301946784"/><text:change text:change-id="ct505330224"/>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57288384"/><text:change-start text:change-id="ct462817152"/>Traction Protocol<text:change-end text:change-id="ct4628171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2T09:36:25">May 2, 2013</text:date></text:p>
            </table:table-cell>
            <table:table-cell table:style-name="Table1.C1" office:value-type="string">
              <text:p text:style-name="MP7">Preliminary</text:p>
            </table:table-cell>
          </table:table-row>
        </table:table>
        <text:p text:style-name="Header"/>
      </style:header>
      <style:footer>
        <text:tracked-changes>
          <text:changed-region xml:id="ct483517664" text:id="ct483517664">
            <text:deletion>
              <office:change-info>
                <dc:creator>Bob Jacobsen</dc:creator>
                <dc:date>2012-03-27T10:08:00</dc:date>
              </office:change-info>
              <text:p text:style-name="MP8"><text:span text:style-name="Page_20_Number"><text:span text:style-name="MT2">1</text:span></text:span></text:p>
            </text:deletion>
          </text:changed-region>
          <text:changed-region xml:id="ct483720400" text:id="ct483720400">
            <text:insertion>
              <office:change-info>
                <dc:creator>Bob Jacobsen</dc:creator>
                <dc:date>2013-01-27T11:48:00</dc:date>
              </office:change-info>
            </text:insertion>
          </text:changed-region>
          <text:changed-region xml:id="ct484289024" text:id="ct484289024">
            <text:deletion>
              <office:change-info>
                <dc:creator>Bob Jacobsen</dc:creator>
                <dc:date>2013-02-06T22:27:00</dc:date>
              </office:change-info>
              <text:p text:style-name="MP8"><text:span text:style-name="Page_20_Number"><text:span text:style-name="MT4"><text:date style:data-style-name="N116" text:date-value="2013-05-02T09:36:25">5/2/2013</text:date></text:span></text:span></text:p>
            </text:deletion>
          </text:changed-region>
          <text:changed-region xml:id="ct464801120" text:id="ct46480112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483517664"/><text:change-start text:change-id="ct483720400"/><text:span text:style-name="Page_20_Number"><text:span text:style-name="MT2">3</text:span></text:span><text:change-end text:change-id="ct48372040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3</text:page-count></text:span></text:span><text:span text:style-name="Page_20_Number"><text:span text:style-name="MT4"> - </text:span></text:span><text:change text:change-id="ct484289024"/><text:change-start text:change-id="ct464801120"/><text:span text:style-name="Page_20_Number"><text:span text:style-name="MT4"><text:date style:data-style-name="N75" text:date-value="2013-05-02T09:36:25">May 2, 2013</text:date></text:span></text:span><text:change-end text:change-id="ct46480112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28</meta:editing-cycles>
    <meta:editing-duration>P1DT5H51M26S</meta:editing-duration>
    <meta:generator>OpenOffice.org/3.4.1$Unix OpenOffice.org_project/341m1$Build-9593</meta:generator>
    <dc:date>2013-05-02T09:36:25</dc:date>
    <dc:creator>Bob Jacobsen</dc:creator>
    <meta:printed-by>Bob Jacobsen</meta:printed-by>
    <meta:print-date>2013-04-29T08:58:06</meta:print-date>
    <meta:document-statistic meta:table-count="4" meta:image-count="1" meta:object-count="0" meta:page-count="23" meta:paragraph-count="476" meta:word-count="8480" meta:character-count="51775"/>
    <meta:user-defined meta:name="Info 1"/>
    <meta:user-defined meta:name="Info 2"/>
    <meta:user-defined meta:name="Info 3"/>
    <meta:user-defined meta:name="Info 4"/>
  </office:meta>
</office:document-meta>
</file>